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45cm" fo:min-width="4.3cm"/>
      <style:paragraph-properties style:writing-mode="lr-tb"/>
    </style:style>
    <style:style style:name="gr2" style:family="graphic" style:parent-style-name="standard">
      <style:graphic-properties draw:fill-color="#729fcf" draw:textarea-horizontal-align="justify" draw:textarea-vertical-align="middle" draw:auto-grow-height="false" fo:min-height="1.15cm" fo:min-width="3.8cm"/>
      <style:paragraph-properties style:writing-mode="lr-tb"/>
    </style:style>
    <style:style style:name="gr3" style:family="graphic" style:parent-style-name="standard">
      <style:graphic-properties draw:fill-color="#aecf00" draw:textarea-horizontal-align="justify" draw:textarea-vertical-align="middle" draw:auto-grow-height="false" fo:min-height="0.15cm" fo:min-width="1.182cm"/>
      <style:paragraph-properties style:writing-mode="lr-tb"/>
    </style:style>
    <style:style style:name="gr4" style:family="graphic" style:parent-style-name="standard">
      <style:graphic-properties draw:fill-color="#729fcf" draw:textarea-horizontal-align="justify" draw:textarea-vertical-align="middle" draw:auto-grow-height="false" fo:min-height="0.65cm" fo:min-width="3.8cm"/>
      <style:paragraph-properties style:writing-mode="lr-tb"/>
    </style:style>
    <style:style style:name="gr5" style:family="graphic" style:parent-style-name="standard">
      <style:graphic-properties draw:fill-color="#ff6633" draw:textarea-horizontal-align="justify" draw:textarea-vertical-align="middle" draw:auto-grow-height="false" fo:min-height="0.1cm" fo:min-width="0.942cm"/>
      <style:paragraph-properties style:writing-mode="lr-tb"/>
    </style:style>
    <style:style style:name="gr6" style:family="graphic" style:parent-style-name="standard">
      <style:graphic-properties draw:fill-color="#729fcf" draw:textarea-horizontal-align="justify" draw:textarea-vertical-align="middle" draw:auto-grow-height="false" fo:min-height="1.45cm" fo:min-width="1.6cm"/>
      <style:paragraph-properties style:writing-mode="lr-tb"/>
    </style:style>
    <style:style style:name="gr7" style:family="graphic" style:parent-style-name="standard">
      <style:graphic-properties draw:fill-color="#729fcf" draw:textarea-horizontal-align="justify" draw:textarea-vertical-align="middle" draw:auto-grow-height="false" fo:min-height="1.25cm" fo:min-width="1.9cm"/>
      <style:paragraph-properties style:writing-mode="lr-tb"/>
    </style:style>
    <style:style style:name="gr8" style:family="graphic" style:parent-style-name="standard">
      <style:graphic-properties draw:fill-color="#dc2300" draw:textarea-horizontal-align="justify" draw:textarea-vertical-align="middle" draw:auto-grow-height="false" fo:min-height="1.05cm" fo:min-width="2.8cm"/>
      <style:paragraph-properties style:writing-mode="lr-tb"/>
    </style:style>
    <style:style style:name="gr9" style:family="graphic" style:parent-style-name="standard">
      <style:graphic-properties draw:fill-color="#dc2300" draw:textarea-horizontal-align="justify" draw:textarea-vertical-align="middle" draw:auto-grow-height="false" fo:min-height="0.2cm" fo:min-width="1.25cm"/>
      <style:paragraph-properties style:writing-mode="lr-tb"/>
    </style:style>
    <style:style style:name="gr10" style:family="graphic" style:parent-style-name="standard">
      <style:graphic-properties draw:fill-color="#dc2300" draw:textarea-horizontal-align="justify" draw:textarea-vertical-align="middle" draw:auto-grow-height="false" fo:min-height="1.55cm" fo:min-width="2.7cm"/>
      <style:paragraph-properties style:writing-mode="lr-tb"/>
    </style:style>
    <style:style style:name="gr11" style:family="graphic" style:parent-style-name="standard">
      <style:graphic-properties draw:fill-color="#dc2300" draw:textarea-horizontal-align="justify" draw:textarea-vertical-align="middle" draw:auto-grow-height="false" fo:min-height="0cm" fo:min-width="0.382cm"/>
    </style:style>
    <style:style style:name="gr12" style:family="graphic" style:parent-style-name="standard">
      <style:graphic-properties draw:fill-color="#dc2300" draw:textarea-horizontal-align="justify" draw:textarea-vertical-align="middle" draw:auto-grow-height="false" fo:min-height="1.591cm" fo:min-width="0cm"/>
      <style:paragraph-properties style:writing-mode="lr-tb"/>
    </style:style>
    <style:style style:name="gr13" style:family="graphic" style:parent-style-name="Text">
      <style:graphic-properties draw:fill-color="#729fcf" draw:textarea-horizontal-align="justify" draw:textarea-vertical-align="middle" draw:auto-grow-height="false" fo:min-height="1.2cm" fo:min-width="1.8cm"/>
      <style:paragraph-properties style:writing-mode="lr-tb"/>
    </style:style>
    <style:style style:name="gr14" style:family="graphic" style:parent-style-name="Text">
      <style:graphic-properties draw:fill-color="#729fcf" draw:textarea-horizontal-align="justify" draw:textarea-vertical-align="middle" draw:auto-grow-height="false" fo:min-height="1.5cm" fo:min-width="3.1cm"/>
      <style:paragraph-properties style:writing-mode="lr-tb"/>
    </style:style>
    <style:style style:name="gr15" style:family="graphic" style:parent-style-name="Text">
      <style:graphic-properties draw:fill-color="#00cccc" draw:textarea-horizontal-align="justify" draw:textarea-vertical-align="middle" draw:auto-grow-height="false" fo:min-height="1.5cm" fo:min-width="2.9cm"/>
      <style:paragraph-properties style:writing-mode="lr-tb"/>
    </style:style>
    <style:style style:name="gr16" style:family="graphic" style:parent-style-name="Text">
      <style:graphic-properties draw:fill-color="#729fcf" draw:textarea-horizontal-align="justify" draw:textarea-vertical-align="middle" draw:auto-grow-height="false" fo:min-height="1.7cm" fo:min-width="3.5cm"/>
      <style:paragraph-properties style:writing-mode="lr-tb"/>
    </style:style>
    <style:style style:name="gr17" style:family="graphic" style:parent-style-name="Text">
      <style:graphic-properties draw:fill-color="#729fcf" draw:textarea-horizontal-align="justify" draw:textarea-vertical-align="middle" draw:auto-grow-height="false" fo:min-height="1.5cm" fo:min-width="2.6cm"/>
      <style:paragraph-properties style:writing-mode="lr-tb"/>
    </style:style>
    <style:style style:name="gr18" style:family="graphic" style:parent-style-name="Text">
      <style:graphic-properties draw:fill-color="#ffffff" draw:textarea-horizontal-align="justify" draw:textarea-vertical-align="middle" draw:auto-grow-height="false" fo:min-height="1.8cm" fo:min-width="4.4cm"/>
      <style:paragraph-properties style:writing-mode="lr-tb"/>
    </style:style>
    <style:style style:name="gr19" style:family="graphic" style:parent-style-name="Text">
      <style:graphic-properties draw:fill-color="#729fcf" draw:textarea-horizontal-align="justify" draw:textarea-vertical-align="middle" draw:auto-grow-height="false" fo:min-height="2.5cm" fo:min-width="0.7cm"/>
      <style:paragraph-properties style:writing-mode="lr-tb"/>
    </style:style>
    <style:style style:name="gr20" style:family="graphic" style:parent-style-name="objectwithoutfill">
      <style:graphic-properties svg:stroke-color="#000000" draw:marker-end="Arrow" draw:marker-end-width="0.3cm" draw:fill="none" draw:fill-color="#ffffff" draw:textarea-vertical-align="middle"/>
    </style:style>
    <style:style style:name="gr21" style:family="graphic" style:parent-style-name="Text">
      <style:graphic-properties draw:stroke="none" svg:stroke-color="#000000" draw:fill="none" draw:fill-color="#ffffff" fo:min-height="0.669cm"/>
      <style:paragraph-properties style:writing-mode="lr-tb"/>
    </style:style>
    <style:style style:name="gr22" style:family="graphic" style:parent-style-name="Text">
      <style:graphic-properties draw:stroke="none" svg:stroke-color="#000000" draw:fill="none" draw:fill-color="#ffffff" fo:min-height="5.345cm"/>
      <style:paragraph-properties style:writing-mode="lr-tb"/>
    </style:style>
    <style:style style:name="gr23" style:family="graphic" style:parent-style-name="Text">
      <style:graphic-properties draw:stroke="none" svg:stroke-color="#000000" draw:fill="none" draw:fill-color="#ffffff" fo:min-height="0.5cm"/>
      <style:paragraph-properties style:writing-mode="lr-tb"/>
    </style:style>
    <style:style style:name="gr24" style:family="graphic" style:parent-style-name="Text">
      <style:graphic-properties draw:stroke="none" svg:stroke-color="#000000" draw:fill="none" draw:fill-color="#ffffff" fo:min-height="1.561cm"/>
      <style:paragraph-properties style:writing-mode="lr-tb"/>
    </style:style>
    <style:style style:name="gr25" style:family="graphic" style:parent-style-name="Text">
      <style:graphic-properties draw:fill-color="#ffffff" draw:textarea-horizontal-align="justify" draw:textarea-vertical-align="middle" draw:auto-grow-height="false" fo:min-height="0.6cm" fo:min-width="2.9cm"/>
      <style:paragraph-properties style:writing-mode="lr-tb"/>
    </style:style>
    <style:style style:name="gr26" style:family="graphic" style:parent-style-name="standard">
      <style:graphic-properties draw:stroke="dash" draw:stroke-dash="Fine_20_Dashed" draw:fill-color="#00cccc" draw:textarea-horizontal-align="justify" draw:textarea-vertical-align="middle" draw:auto-grow-height="false" fo:min-height="4.35cm" fo:min-width="7.9cm"/>
    </style:style>
    <style:style style:name="gr27" style:family="graphic" style:parent-style-name="standard">
      <style:graphic-properties draw:fill-color="#729fcf" draw:textarea-horizontal-align="justify" draw:textarea-vertical-align="middle" draw:auto-grow-height="false" fo:min-height="1.35cm" fo:min-width="7.2cm"/>
      <style:paragraph-properties style:writing-mode="lr-tb"/>
    </style:style>
    <style:style style:name="gr28" style:family="graphic" style:parent-style-name="standard">
      <style:graphic-properties draw:fill-color="#ffffff" draw:textarea-horizontal-align="justify" draw:textarea-vertical-align="middle" draw:auto-grow-height="false" fo:min-height="1.55cm" fo:min-width="2.7cm"/>
      <style:paragraph-properties style:writing-mode="lr-tb"/>
    </style:style>
    <style:style style:name="gr29" style:family="graphic" style:parent-style-name="standard">
      <style:graphic-properties draw:stroke="dash" draw:stroke-dash="Fine_20_Dashed" draw:fill-color="#ffffff" draw:textarea-horizontal-align="justify" draw:textarea-vertical-align="middle" draw:auto-grow-height="false" fo:min-height="1.55cm" fo:min-width="2.7cm"/>
      <style:paragraph-properties style:writing-mode="lr-tb"/>
    </style:style>
    <style:style style:name="gr30" style:family="graphic" style:parent-style-name="standard">
      <style:graphic-properties draw:fill-color="#729fcf" draw:textarea-horizontal-align="justify" draw:textarea-vertical-align="middle" draw:auto-grow-height="false" fo:min-height="0.85cm" fo:min-width="3.3cm"/>
      <style:paragraph-properties style:writing-mode="lr-tb"/>
    </style:style>
    <style:style style:name="gr31" style:family="graphic" style:parent-style-name="standard">
      <style:graphic-properties draw:fill-color="#ffffff" draw:textarea-horizontal-align="justify" draw:textarea-vertical-align="middle" draw:auto-grow-height="false" fo:min-height="1.15cm" fo:min-width="2.2cm"/>
      <style:paragraph-properties style:writing-mode="lr-tb"/>
    </style:style>
    <style:style style:name="gr32" style:family="graphic" style:parent-style-name="standard">
      <style:graphic-properties draw:stroke="dash" draw:stroke-dash="Fine_20_Dashed" draw:fill-color="#ffffff" draw:textarea-horizontal-align="justify" draw:textarea-vertical-align="middle" draw:auto-grow-height="false" fo:min-height="1.15cm" fo:min-width="2.2cm"/>
      <style:paragraph-properties style:writing-mode="lr-tb"/>
    </style:style>
    <style:style style:name="gr33" style:family="graphic" style:parent-style-name="objectwithoutfill">
      <style:graphic-properties draw:marker-end="Arrow" draw:marker-end-width="0.3cm" draw:fill="none" draw:textarea-vertical-align="middle"/>
    </style:style>
    <style:style style:name="gr34" style:family="graphic" style:parent-style-name="objectwithoutfill">
      <style:graphic-properties draw:marker-start="Arrow" draw:marker-start-width="0.3cm" draw:marker-end="Arrow" draw:marker-end-width="0.3cm" draw:fill="none" draw:textarea-vertical-align="middle"/>
    </style:style>
    <style:style style:name="gr35"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36" style:family="graphic" style:parent-style-name="Text">
      <style:graphic-properties draw:stroke="none" svg:stroke-color="#000000" draw:fill="none" draw:fill-color="#ffffff" fo:min-height="0.959cm"/>
      <style:paragraph-properties style:writing-mode="lr-tb"/>
    </style:style>
    <style:style style:name="gr37" style:family="graphic" style:parent-style-name="Text">
      <style:graphic-properties draw:stroke="none" svg:stroke-color="#000000" draw:fill="none" draw:fill-color="#ffffff" fo:min-height="0.4cm"/>
      <style:paragraph-properties style:writing-mode="lr-tb"/>
    </style:style>
    <style:style style:name="gr38" style:family="graphic" style:parent-style-name="Text">
      <style:graphic-properties draw:stroke="none" svg:stroke-color="#000000" draw:fill="none" draw:fill-color="#ffffff" fo:min-height="1.5cm"/>
      <style:paragraph-properties style:writing-mode="lr-tb"/>
    </style:style>
    <style:style style:name="gr39" style:family="graphic" style:parent-style-name="Text">
      <style:graphic-properties draw:stroke="none" svg:stroke-color="#000000" draw:fill="none" draw:fill-color="#ffffff" fo:min-height="5.8cm"/>
      <style:paragraph-properties style:writing-mode="lr-tb"/>
    </style:style>
    <style:style style:name="gr40" style:family="graphic" style:parent-style-name="Text">
      <style:graphic-properties draw:stroke="none" svg:stroke-color="#000000" draw:fill="none" draw:fill-color="#ffffff" fo:min-height="0.6cm"/>
      <style:paragraph-properties style:writing-mode="lr-tb"/>
    </style:style>
    <style:style style:name="gr41" style:family="graphic" style:parent-style-name="Text">
      <style:graphic-properties draw:fill-color="#ff8080" draw:textarea-horizontal-align="justify" draw:textarea-vertical-align="middle" draw:auto-grow-height="false" fo:min-height="1.2cm" fo:min-width="1.8cm"/>
      <style:paragraph-properties style:writing-mode="lr-tb"/>
    </style:style>
    <style:style style:name="gr42" style:family="graphic" style:parent-style-name="objectwithoutfill">
      <style:graphic-properties svg:stroke-color="#ff8080" draw:marker-end="Arrow" draw:marker-end-width="0.3cm" draw:fill="none" draw:textarea-vertical-align="middle"/>
    </style:style>
    <style:style style:name="gr43" style:family="graphic" style:parent-style-name="standard">
      <style:graphic-properties draw:fill-color="#3deb3d" draw:textarea-horizontal-align="justify" draw:textarea-vertical-align="middle" draw:auto-grow-height="false" fo:min-height="1.15cm" fo:min-width="1.4cm"/>
      <style:paragraph-properties style:writing-mode="lr-tb"/>
    </style:style>
    <style:style style:name="gr44" style:family="graphic" style:parent-style-name="objectwithoutfill">
      <style:graphic-properties svg:stroke-color="#3deb3d" draw:marker-start="Arrow" draw:marker-start-width="0.3cm" draw:marker-end="Arrow" draw:marker-end-width="0.3cm" draw:fill="none" draw:textarea-vertical-align="middle"/>
    </style:style>
    <style:style style:name="gr45" style:family="graphic" style:parent-style-name="objectwithoutfill">
      <style:graphic-properties svg:stroke-color="#dc2300" draw:marker-end="Arrow" draw:marker-end-width="0.3cm" draw:fill="none" draw:textarea-vertical-align="middle"/>
    </style:style>
    <style:style style:name="gr46" style:family="graphic" style:parent-style-name="standard">
      <style:graphic-properties draw:fill-color="#dc2300" draw:textarea-horizontal-align="justify" draw:textarea-vertical-align="middle" draw:auto-grow-height="false" fo:min-height="0.461cm" fo:min-width="0cm"/>
      <style:paragraph-properties style:writing-mode="lr-tb"/>
    </style:style>
    <style:style style:name="gr47" style:family="graphic" style:parent-style-name="standard">
      <style:graphic-properties draw:fill-color="#dc2300" draw:textarea-horizontal-align="justify" draw:textarea-vertical-align="middle" draw:auto-grow-height="false" fo:min-height="0.969cm" fo:min-width="0cm"/>
      <style:paragraph-properties style:writing-mode="lr-tb"/>
    </style:style>
    <style:style style:name="P1" style:family="paragraph">
      <style:paragraph-properties fo:text-align="center" style:writing-mode="lr-tb"/>
    </style:style>
    <style:style style:name="P2" style:family="paragraph">
      <loext:graphic-properties draw:fill-color="#729fcf"/>
      <style:paragraph-properties fo:text-align="center" style:writing-mode="lr-tb"/>
    </style:style>
    <style:style style:name="P3" style:family="paragraph">
      <loext:graphic-properties draw:fill-color="#aecf00"/>
      <style:paragraph-properties fo:text-align="center" style:writing-mode="lr-tb"/>
    </style:style>
    <style:style style:name="P4" style:family="paragraph">
      <loext:graphic-properties draw:fill-color="#ff6633"/>
      <style:paragraph-properties fo:text-align="center" style:writing-mode="lr-tb"/>
    </style:style>
    <style:style style:name="P5" style:family="paragraph">
      <loext:graphic-properties draw:fill-color="#dc2300"/>
      <style:paragraph-properties fo:text-align="center" style:writing-mode="lr-tb"/>
    </style:style>
    <style:style style:name="P6" style:family="paragraph">
      <loext:graphic-properties draw:fill-color="#dc2300"/>
      <style:paragraph-properties fo:text-align="center"/>
    </style:style>
    <style:style style:name="P7" style:family="paragraph">
      <loext:graphic-properties draw:fill-color="#00cccc"/>
      <style:paragraph-properties fo:text-align="center" style:writing-mode="lr-tb"/>
    </style:style>
    <style:style style:name="P8" style:family="paragraph">
      <loext:graphic-properties draw:fill-color="#ffffff"/>
      <style:paragraph-properties fo:text-align="center" style:writing-mode="lr-tb"/>
    </style:style>
    <style:style style:name="P9" style:family="paragraph">
      <loext:graphic-properties draw:fill="none" draw:fill-color="#ffffff"/>
      <style:paragraph-properties fo:text-align="center"/>
    </style:style>
    <style:style style:name="P10" style:family="paragraph">
      <loext:graphic-properties draw:fill="none" draw:fill-color="#ffffff"/>
      <style:paragraph-properties style:writing-mode="lr-tb"/>
    </style:style>
    <style:style style:name="P11" style:family="paragraph">
      <loext:graphic-properties draw:fill-color="#00cc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font-size="10pt" style:font-size-asian="6pt" style:font-size-complex="6pt"/>
    </style:style>
    <style:style style:name="P14" style:family="paragraph">
      <style:paragraph-properties fo:text-align="center" style:writing-mode="lr-tb"/>
      <style:text-properties fo:font-size="20pt" style:font-size-asian="24pt" style:font-size-complex="24pt"/>
    </style:style>
    <style:style style:name="P15" style:family="paragraph">
      <loext:graphic-properties draw:fill-color="#ff8080"/>
      <style:paragraph-properties fo:text-align="center" style:writing-mode="lr-tb"/>
      <style:text-properties fo:font-size="20pt" style:font-size-asian="24pt" style:font-size-complex="24pt"/>
    </style:style>
    <style:style style:name="P16" style:family="paragraph">
      <style:paragraph-properties fo:text-align="center" style:writing-mode="lr-tb"/>
      <style:text-properties fo:font-size="10pt"/>
    </style:style>
    <style:style style:name="P17" style:family="paragraph">
      <loext:graphic-properties draw:fill-color="#3deb3d"/>
      <style:paragraph-properties fo:text-align="center" style:writing-mode="lr-tb"/>
      <style:text-properties fo:font-size="10pt"/>
    </style:style>
    <style:style style:name="T1" style:family="text">
      <style:text-properties fo:font-size="16pt" style:font-size-asian="16pt" style:font-size-complex="16pt"/>
    </style:style>
    <style:style style:name="T2" style:family="text">
      <style:text-properties fo:font-size="7pt" style:font-size-asian="7pt" style:font-size-complex="7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20pt" style:font-size-asian="20pt" style:font-size-complex="20pt"/>
    </style:style>
    <style:style style:name="T7" style:family="text">
      <style:text-properties fo:font-size="13pt" style:font-size-asian="13pt" style:font-size-complex="13pt"/>
    </style:style>
    <style:style style:name="T8" style:family="text">
      <style:text-properties fo:font-size="11pt" style:font-size-asian="11pt" style:font-size-complex="11pt"/>
    </style:style>
    <style:style style:name="T9" style:family="text">
      <style:text-properties fo:font-size="6pt" style:font-size-asian="6pt" style:font-size-complex="6pt"/>
    </style:style>
    <style:style style:name="T10" style:family="text">
      <style:text-properties fo:font-size="10pt" style:font-size-asian="6pt" style:font-size-complex="6pt"/>
    </style:style>
    <style:style style:name="T11" style:family="text">
      <style:text-properties fo:font-size="20pt" style:font-size-asian="24pt" style:font-size-complex="24pt"/>
    </style:style>
    <style:style style:name="T12"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8" draw:id="id18" draw:layer="layout" svg:width="4.8cm" svg:height="4.7cm" svg:x="14.338cm" svg:y="11.262cm">
          <text:p text:style-name="P1">CM4</text:p>
          <draw:enhanced-geometry svg:viewBox="0 0 21600 21600" draw:type="rectangle" draw:enhanced-path="M 0 0 L 21600 0 21600 21600 0 21600 0 0 Z N"/>
        </draw:custom-shape>
        <draw:custom-shape draw:style-name="gr2" draw:text-style-name="P2" xml:id="id15" draw:id="id15" draw:layer="layout" svg:width="4.3cm" svg:height="1.4cm" svg:x="21.1cm" svg:y="16.8cm">
          <text:p text:style-name="P1"><text:span text:style-name="T1">Support Pico</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1cm" svg:height="0.8cm" draw:transform="rotate (1.57533418285008) translate (21.61cm 20.404cm)">
          <text:p text:style-name="P1"><text:span text:style-name="T2">GPIO &amp; PIO</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xml:id="id20" draw:id="id20" draw:layer="layout" svg:width="4.3cm" svg:height="0.9cm" svg:x="5.7cm" svg:y="11.034cm">
          <text:p text:style-name="P1">Audio</text:p>
          <draw:enhanced-geometry svg:viewBox="0 0 21600 21600" draw:type="rectangle" draw:enhanced-path="M 0 0 L 21600 0 21600 21600 0 21600 0 0 Z N"/>
        </draw:custom-shape>
        <draw:custom-shape draw:style-name="gr5" draw:text-style-name="P4" draw:layer="layout" svg:width="1.8cm" svg:height="0.7cm" svg:x="3.8cm" svg:y="11.4cm">
          <text:p text:style-name="P1"><text:span text:style-name="T3">3.5mm</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xml:id="id14" draw:id="id14" draw:layer="layout" svg:width="2.1cm" svg:height="1.7cm" svg:x="23.4cm" svg:y="19.8cm">
          <text:p text:style-name="P1">SD Card</text:p>
          <draw:enhanced-geometry svg:viewBox="0 0 21600 21600" draw:type="rectangle" draw:enhanced-path="M 0 0 L 21600 0 21600 21600 0 21600 0 0 Z N"/>
        </draw:custom-shape>
        <draw:custom-shape draw:style-name="gr7" draw:text-style-name="P2" xml:id="id19" draw:id="id19" draw:layer="layout" svg:width="2.4cm" svg:height="1.5cm" svg:x="7.6cm" svg:y="12.5cm">
          <text:p text:style-name="P1"><text:span text:style-name="T4">HDMI x1</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3.3cm" svg:height="1.3cm" svg:x="7.696cm" svg:y="17.6cm">
          <text:p text:style-name="P1"><text:span text:style-name="T1">Charge</text:span><text:span text:style-name="T1"><text:line-break/></text:span><text:span text:style-name="T1">Module</text:span></text:p>
          <draw:enhanced-geometry svg:viewBox="0 0 21600 21600" draw:type="rectangle" draw:enhanced-path="M 0 0 L 21600 0 21600 21600 0 21600 0 0 Z N"/>
        </draw:custom-shape>
        <draw:custom-shape draw:style-name="gr9" draw:text-style-name="P5" draw:layer="layout" svg:width="2cm" svg:height="0.9cm" svg:x="5.7cm" svg:y="17.4cm">
          <text:p text:style-name="P1"><text:span text:style-name="T5">USB</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5" draw:layer="layout" svg:width="3.2cm" svg:height="1.8cm" svg:x="7.596cm" svg:y="20cm">
          <text:p text:style-name="P1">Battery</text:p>
          <draw:enhanced-geometry svg:viewBox="0 0 21600 21600" draw:type="rectangle" draw:enhanced-path="M 0 0 L 21600 0 21600 21600 0 21600 0 0 Z N"/>
        </draw:custom-shape>
        <draw:custom-shape draw:style-name="gr11" draw:text-style-name="P6" draw:layer="layout" svg:width="1.1cm" svg:height="0.5cm" draw:transform="rotate (-1.55508836352695) translate (9.479cm 18.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5" draw:layer="layout" svg:width="0.5cm" svg:height="2.103cm" draw:transform="rotate (-1.56311687808612) translate (14.2cm 15.288cm)">
          <text:p text:style-name="P1"><text:span text:style-name="T2">+5V</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xml:id="id16" draw:id="id16" draw:layer="layout" svg:width="1.8cm" svg:height="1.2cm" svg:x="18.2cm" svg:y="18.7cm">
          <text:p text:style-name="P1">RTC</text:p>
          <draw:enhanced-geometry svg:viewBox="0 0 21600 21600" draw:type="rectangle" draw:enhanced-path="M 0 0 L 21600 0 21600 21600 0 21600 0 0 Z N"/>
        </draw:custom-shape>
        <draw:custom-shape draw:style-name="gr14" draw:text-style-name="P2" xml:id="id5" draw:id="id5" draw:layer="layout" svg:width="3.1cm" svg:height="1.5cm" svg:x="13.901cm" svg:y="17.5cm">
          <text:p text:style-name="P1"><text:span text:style-name="T6">USB Hub</text:span></text:p>
          <draw:enhanced-geometry svg:viewBox="0 0 21600 21600" draw:type="rectangle" draw:enhanced-path="M 0 0 L 21600 0 21600 21600 0 21600 0 0 Z N"/>
        </draw:custom-shape>
        <draw:custom-shape draw:style-name="gr15" draw:text-style-name="P7" xml:id="id1" draw:id="id1" draw:layer="layout" svg:width="2.9cm" svg:height="1.5cm" svg:x="26.8cm" svg:y="21.7cm">
          <text:p text:style-name="P1"><text:span text:style-name="T1">Original</text:span></text:p>
          <text:p text:style-name="P1"><text:span text:style-name="T1">Keyboard</text:span></text:p>
          <draw:enhanced-geometry svg:viewBox="0 0 21600 21600" draw:mirror-horizontal="false" draw:mirror-vertical="false" draw:type="rectangle" draw:enhanced-path="M 0 0 L 21600 0 21600 21600 0 21600 0 0 Z N"/>
        </draw:custom-shape>
        <draw:custom-shape draw:style-name="gr16" draw:text-style-name="P2" xml:id="id3" draw:id="id3" draw:layer="layout" svg:width="3.5cm" svg:height="1.7cm" svg:x="26.5cm" svg:y="16.6cm">
          <text:p text:style-name="P1"><text:span text:style-name="T1">KB Pico</text:span><text:span text:style-name="T1"><text:line-break/></text:span><text:span text:style-name="T1">(QMK)</text:span></text:p>
          <draw:enhanced-geometry svg:viewBox="0 0 21600 21600" draw:type="rectangle" draw:enhanced-path="M 0 0 L 21600 0 21600 21600 0 21600 0 0 Z N"/>
        </draw:custom-shape>
        <draw:custom-shape draw:style-name="gr17" draw:text-style-name="P2" xml:id="id2" draw:id="id2" draw:layer="layout" svg:width="2.6cm" svg:height="1.5cm" svg:x="27cm" svg:y="19.3cm">
          <text:p text:style-name="P1"><text:span text:style-name="T7">2x shift</text:span><text:span text:style-name="T7"><text:line-break/></text:span><text:span text:style-name="T7">detectors</text:span></text:p>
          <draw:enhanced-geometry svg:viewBox="0 0 21600 21600" draw:mirror-horizontal="false" draw:mirror-vertical="false" draw:type="rectangle" draw:enhanced-path="M 0 0 L 21600 0 21600 21600 0 21600 0 0 Z N"/>
        </draw:custom-shape>
        <draw:custom-shape draw:style-name="gr18" draw:text-style-name="P8" xml:id="id22" draw:id="id22" draw:layer="layout" svg:width="4.4cm" svg:height="1.8cm" svg:x="17.6cm" svg:y="4.8cm">
          <text:p text:style-name="P1"><text:span text:style-name="T4">Speaker</text:span><text:span text:style-name="T4"><text:line-break/></text:span><text:span text:style-name="T4">(Same as original)</text:span></text:p>
          <draw:enhanced-geometry svg:viewBox="0 0 21600 21600" draw:type="rectangle" draw:enhanced-path="M 0 0 L 21600 0 21600 21600 0 21600 0 0 Z N"/>
        </draw:custom-shape>
        <draw:custom-shape draw:style-name="gr19" draw:text-style-name="P2" xml:id="id21" draw:id="id21" draw:layer="layout" svg:width="0.7cm" svg:height="2.5cm" svg:x="17.4cm" svg:y="7.5cm">
          <text:p text:style-name="P1"><text:span text:style-name="T8">G</text:span><text:span text:style-name="T8"><text:line-break/></text:span><text:span text:style-name="T8">P</text:span><text:span text:style-name="T8"><text:line-break/></text:span><text:span text:style-name="T8">I</text:span><text:span text:style-name="T8"><text:line-break/></text:span><text:span text:style-name="T8">O</text:span></text:p>
          <draw:enhanced-geometry svg:viewBox="0 0 21600 21600" draw:mirror-horizontal="false" draw:mirror-vertical="false" draw:type="rectangle" draw:enhanced-path="M 0 0 L 21600 0 21600 21600 0 21600 0 0 Z N"/>
        </draw:custom-shape>
        <draw:connector draw:style-name="gr20" draw:text-style-name="P9" draw:layer="layout" draw:type="line" svg:x1="28.25cm" svg:y1="21.7cm" svg:x2="28.3cm" svg:y2="20.8cm" draw:start-shape="id1" draw:start-glue-point="0" draw:end-shape="id2" svg:d="M28250 21700l50-900" svg:viewBox="0 0 51 901">
          <text:p/>
        </draw:connector>
        <draw:connector draw:style-name="gr20" draw:text-style-name="P9" xml:id="id17" draw:id="id17" draw:layer="layout" svg:x1="26.5cm" svg:y1="17.45cm" svg:x2="26.5cm" svg:y2="17.45cm" draw:start-shape="id3" draw:start-glue-point="3" draw:end-shape="id3" draw:end-glue-point="3" svg:d="M26500 17450z" svg:viewBox="0 0 1 1">
          <text:p/>
        </draw:connector>
        <draw:connector draw:style-name="gr20" draw:text-style-name="P9" draw:layer="layout" svg:x1="14.201cm" svg:y1="21.201cm" svg:x2="13.901cm" svg:y2="18.25cm" draw:start-shape="id4" draw:start-glue-point="3" draw:end-shape="id5" svg:d="M14201 21201h-801v-2951h501" svg:viewBox="0 0 802 2952">
          <text:p/>
        </draw:connector>
        <draw:connector draw:style-name="gr20" draw:text-style-name="P9" draw:layer="layout" svg:x1="14.201cm" svg:y1="20.3cm" svg:x2="13.901cm" svg:y2="18.25cm" draw:start-shape="id6" draw:start-glue-point="3" draw:end-shape="id5" draw:end-glue-point="3" svg:d="M14201 20300h-801v-2050h501" svg:viewBox="0 0 802 2051">
          <text:p/>
        </draw:connector>
        <draw:frame draw:style-name="gr21" draw:text-style-name="P10" draw:layer="layout" svg:width="3.9cm" svg:height="0.669cm" svg:x="19cm" svg:y="20.6cm">
          <draw:text-box>
            <text:p><text:span text:style-name="T2">Exits via original RS232 case slot,</text:span></text:p>
            <text:p><text:span text:style-name="T2">DE-15 “VGA” connector</text:span></text:p>
          </draw:text-box>
        </draw:frame>
        <draw:frame draw:style-name="gr22" draw:text-style-name="P10" draw:layer="layout" svg:width="3.9cm" svg:height="5.345cm" svg:x="3.6cm" svg:y="18.4cm">
          <draw:text-box>
            <text:p><text:span text:style-name="T2">USB provides power for charging and running on mains.</text:span></text:p>
            <text:p><text:span text:style-name="T2"/></text:p>
            <text:p><text:span text:style-name="T2">The power switch needs to be able to switch on and off the CM4/MIPI hardware, the support Pico, the keyboard Pico and the optional display Picos.</text:span></text:p>
            <text:p><text:span text:style-name="T2"/></text:p>
            <text:p><text:span text:style-name="T2">Instruction to the power switch needs to come from the CM4 and/or Support Pico; probably the RTC as well.</text:span></text:p>
            <text:p><text:span text:style-name="T2"/></text:p>
            <text:p><text:span text:style-name="T2">We haven’t designed this switch yet, and it won’t be on v1.0.</text:span></text:p>
          </draw:text-box>
        </draw:frame>
        <draw:frame draw:style-name="gr23" draw:text-style-name="P10" draw:layer="layout" svg:width="5.2cm" svg:height="0.5cm" svg:x="16.5cm" svg:y="4.2cm">
          <draw:text-box>
            <text:p><text:span text:style-name="T9">Clicky beeper, proper audio is out via 3.5mm socket</text:span></text:p>
          </draw:text-box>
        </draw:frame>
        <draw:frame draw:style-name="gr24" draw:text-style-name="P10" draw:layer="layout" svg:width="3.5cm" svg:height="1.561cm" svg:x="3.5cm" svg:y="12.9cm">
          <draw:text-box>
            <text:p><text:span text:style-name="T3">Audio jack, both SD cards and HDMI socket need to be accessible from the front</text:span></text:p>
          </draw:text-box>
        </draw:frame>
        <draw:g>
          <draw:custom-shape draw:style-name="gr25" draw:text-style-name="P8" xml:id="id6" draw:id="id6" draw:layer="layout" svg:width="2.9cm" svg:height="0.6cm" svg:x="14.201cm" svg:y="20cm">
            <text:p text:style-name="P1"><text:span text:style-name="T8">Mouse</text:span></text:p>
            <draw:enhanced-geometry svg:viewBox="0 0 21600 21600" draw:type="rectangle" draw:enhanced-path="M 0 0 L 21600 0 21600 21600 0 21600 0 0 Z N"/>
          </draw:custom-shape>
          <draw:custom-shape draw:style-name="gr25" draw:text-style-name="P8" xml:id="id4" draw:id="id4" draw:layer="layout" svg:width="2.9cm" svg:height="0.6cm" svg:x="14.201cm" svg:y="20.901cm">
            <text:p text:style-name="P1"><text:span text:style-name="T8">PC Kb</text:span></text:p>
            <draw:enhanced-geometry svg:viewBox="0 0 21600 21600" draw:type="rectangle" draw:enhanced-path="M 0 0 L 21600 0 21600 21600 0 21600 0 0 Z N"/>
          </draw:custom-shape>
          <draw:custom-shape draw:style-name="gr25" draw:text-style-name="P8" xml:id="id7" draw:id="id7" draw:layer="layout" svg:width="2.9cm" svg:height="0.6cm" svg:x="14.201cm" svg:y="21.8cm">
            <text:p text:style-name="P1"><text:span text:style-name="T8">Webcam</text:span></text:p>
            <draw:enhanced-geometry svg:viewBox="0 0 21600 21600" draw:type="rectangle" draw:enhanced-path="M 0 0 L 21600 0 21600 21600 0 21600 0 0 Z N"/>
          </draw:custom-shape>
        </draw:g>
        <draw:connector draw:style-name="gr20" draw:text-style-name="P9" draw:layer="layout" svg:x1="14.201cm" svg:y1="22.1cm" svg:x2="13.901cm" svg:y2="18.25cm" draw:start-shape="id7" draw:start-glue-point="3" draw:end-shape="id5" draw:end-glue-point="3" svg:d="M14201 22100h-801v-3850h501" svg:viewBox="0 0 802 3851">
          <text:p/>
        </draw:connector>
        <draw:custom-shape draw:style-name="gr26" draw:text-style-name="P11" draw:layer="layout" svg:width="8.4cm" svg:height="4.6cm" svg:x="22.4cm" svg:y="7.9cm">
          <text:p/>
          <draw:enhanced-geometry svg:viewBox="0 0 21600 21600" draw:type="rectangle" draw:enhanced-path="M 0 0 L 21600 0 21600 21600 0 21600 0 0 Z N"/>
        </draw:custom-shape>
        <draw:custom-shape draw:style-name="gr27" draw:text-style-name="P2" xml:id="id13" draw:id="id13" draw:layer="layout" svg:width="7.7cm" svg:height="1.6cm" svg:x="7.9cm" svg:y="6.8cm">
          <text:p text:style-name="P1">MIPI Display</text:p>
          <draw:enhanced-geometry svg:viewBox="0 0 21600 21600" draw:type="rectangle" draw:enhanced-path="M 0 0 L 21600 0 21600 21600 0 21600 0 0 Z N"/>
        </draw:custom-shape>
        <draw:custom-shape draw:style-name="gr28" draw:text-style-name="P8" xml:id="id9" draw:id="id9" draw:layer="layout" svg:width="3.2cm" svg:height="1.8cm" svg:x="23.1cm" svg:y="8.3cm">
          <text:p text:style-name="P1">Side OLED 1</text:p>
          <draw:enhanced-geometry svg:viewBox="0 0 21600 21600" draw:type="rectangle" draw:enhanced-path="M 0 0 L 21600 0 21600 21600 0 21600 0 0 Z N"/>
        </draw:custom-shape>
        <draw:custom-shape draw:style-name="gr29" draw:text-style-name="P8" xml:id="id11" draw:id="id11" draw:layer="layout" svg:width="3.2cm" svg:height="1.8cm" svg:x="27cm" svg:y="8.3cm">
          <text:p text:style-name="P1">Side OLED 2</text:p>
          <draw:enhanced-geometry svg:viewBox="0 0 21600 21600" draw:mirror-horizontal="false" draw:mirror-vertical="false" draw:type="rectangle" draw:enhanced-path="M 0 0 L 21600 0 21600 21600 0 21600 0 0 Z N"/>
        </draw:custom-shape>
        <draw:custom-shape draw:style-name="gr30" draw:text-style-name="P2" xml:id="id12" draw:id="id12" draw:layer="layout" svg:width="3.8cm" svg:height="1.1cm" svg:x="9.85cm" svg:y="9cm">
          <text:p text:style-name="P1">Backlight</text:p>
          <draw:enhanced-geometry svg:viewBox="0 0 21600 21600" draw:type="rectangle" draw:enhanced-path="M 0 0 L 21600 0 21600 21600 0 21600 0 0 Z N"/>
        </draw:custom-shape>
        <draw:custom-shape draw:style-name="gr31" draw:text-style-name="P8" xml:id="id8" draw:id="id8" draw:layer="layout" svg:width="2.7cm" svg:height="1.4cm" svg:x="23.35cm" svg:y="10.7cm">
          <text:p text:style-name="P1">Pico 1</text:p>
          <draw:enhanced-geometry svg:viewBox="0 0 21600 21600" draw:type="rectangle" draw:enhanced-path="M 0 0 L 21600 0 21600 21600 0 21600 0 0 Z N"/>
        </draw:custom-shape>
        <draw:custom-shape draw:style-name="gr32" draw:text-style-name="P8" xml:id="id10" draw:id="id10" draw:layer="layout" svg:width="2.7cm" svg:height="1.4cm" svg:x="27.25cm" svg:y="10.7cm">
          <text:p text:style-name="P1">Pico 2</text:p>
          <draw:enhanced-geometry svg:viewBox="0 0 21600 21600" draw:type="rectangle" draw:enhanced-path="M 0 0 L 21600 0 21600 21600 0 21600 0 0 Z N"/>
        </draw:custom-shape>
        <draw:connector draw:style-name="gr33" draw:text-style-name="P12" draw:layer="layout" draw:type="lines" svg:x1="24.7cm" svg:y1="10.7cm" svg:x2="24.7cm" svg:y2="10.1cm" draw:start-shape="id8" draw:start-glue-point="0" draw:end-shape="id9" draw:end-glue-point="2" svg:d="M24700 10700v-501 402-501" svg:viewBox="0 0 1 601">
          <text:p/>
        </draw:connector>
        <draw:connector draw:style-name="gr33" draw:text-style-name="P12" draw:layer="layout" draw:type="lines" svg:x1="28.6cm" svg:y1="10.7cm" svg:x2="28.6cm" svg:y2="10.1cm" draw:start-shape="id10" draw:start-glue-point="0" draw:end-shape="id11" draw:end-glue-point="2" svg:d="M28600 10700v-501 402-501" svg:viewBox="0 0 1 601">
          <text:p/>
        </draw:connector>
        <draw:connector draw:style-name="gr33" draw:text-style-name="P12" draw:layer="layout" draw:type="lines" svg:x1="11.75cm" svg:y1="9cm" svg:x2="11.75cm" svg:y2="8.4cm" draw:start-shape="id12" draw:start-glue-point="0" draw:end-shape="id13" draw:end-glue-point="2" svg:d="M11750 9000v-501 402-501" svg:viewBox="0 0 1 601">
          <text:p/>
        </draw:connector>
        <draw:connector draw:style-name="gr34" draw:text-style-name="P12" draw:layer="layout" draw:type="curve" svg:x1="24.45cm" svg:y1="19.8cm" svg:x2="23.25cm" svg:y2="18.2cm" draw:start-shape="id14" draw:start-glue-point="0" draw:end-shape="id15" draw:end-glue-point="2" svg:d="M24450 19800c0-1200-1200-400-1200-1600" svg:viewBox="0 0 1201 1601">
          <text:p/>
        </draw:connector>
        <draw:connector draw:style-name="gr33" draw:text-style-name="P12" draw:layer="layout" draw:type="curve" svg:x1="28.3cm" svg:y1="19.3cm" svg:x2="28.25cm" svg:y2="18.3cm" draw:start-shape="id2" draw:start-glue-point="0" draw:end-shape="id3" draw:end-glue-point="2" svg:d="M28300 19300c0-750-50-250-50-1000" svg:viewBox="0 0 51 1001">
          <text:p/>
        </draw:connector>
        <draw:connector draw:style-name="gr33" draw:text-style-name="P12" draw:layer="layout" draw:type="curve" svg:x1="20cm" svg:y1="19.3cm" svg:x2="21.1cm" svg:y2="17.5cm" draw:start-shape="id16" draw:start-glue-point="1" draw:end-shape="id15" draw:end-glue-point="3" svg:d="M20000 19300c825 0 275-1800 1100-1800" svg:viewBox="0 0 1101 1801">
          <text:p/>
        </draw:connector>
        <draw:connector draw:style-name="gr33" draw:text-style-name="P12" draw:layer="layout" draw:type="curve" svg:x1="26.5cm" svg:y1="17.45cm" svg:x2="25.4cm" svg:y2="17.5cm" draw:start-shape="id17" draw:start-glue-point="0" draw:end-shape="id15" draw:end-glue-point="1" svg:d="M26500 17450c-825 0-275 50-1100 50" svg:viewBox="0 0 1101 51">
          <text:p/>
        </draw:connector>
        <draw:connector draw:style-name="gr35" draw:text-style-name="P12" draw:layer="layout" draw:type="curve" svg:x1="28.25cm" svg:y1="16.6cm" svg:x2="19.138cm" svg:y2="13.612cm" draw:start-shape="id3" draw:start-glue-point="0" draw:end-shape="id18" draw:end-glue-point="1" svg:d="M28250 16600c0-1992-3037-2988-9112-2988" svg:viewBox="0 0 9113 2989">
          <text:p/>
        </draw:connector>
        <draw:frame draw:style-name="gr23" draw:text-style-name="P13" draw:layer="layout" svg:width="1cm" svg:height="0.5cm" svg:x="28.2cm" svg:y="15.4cm">
          <draw:text-box>
            <text:p><text:span text:style-name="T10">USB</text:span></text:p>
          </draw:text-box>
        </draw:frame>
        <draw:frame draw:style-name="gr23" draw:text-style-name="P13" draw:layer="layout" svg:width="1cm" svg:height="0.5cm" svg:x="25.5cm" svg:y="16.7cm">
          <draw:text-box>
            <text:p><text:span text:style-name="T10">Wake</text:span></text:p>
          </draw:text-box>
        </draw:frame>
        <draw:frame draw:style-name="gr23" draw:text-style-name="P13" draw:layer="layout" svg:width="1cm" svg:height="0.5cm" svg:x="19.5cm" svg:y="18cm">
          <draw:text-box>
            <text:p><text:span text:style-name="T10">Wake</text:span></text:p>
          </draw:text-box>
        </draw:frame>
        <draw:frame draw:style-name="gr36" draw:text-style-name="P13" draw:layer="layout" svg:width="1.2cm" svg:height="0.959cm" svg:x="24.6cm" svg:y="18.641cm">
          <draw:text-box>
            <text:p><text:span text:style-name="T10">File IO (SPI)</text:span></text:p>
          </draw:text-box>
        </draw:frame>
        <draw:connector draw:style-name="gr33" draw:text-style-name="P12" draw:layer="layout" draw:type="curve" svg:x1="15.451cm" svg:y1="17.5cm" svg:x2="16.738cm" svg:y2="15.962cm" draw:start-shape="id5" draw:start-glue-point="0" draw:end-shape="id18" draw:end-glue-point="2" svg:d="M15451 17500c0-1153 1287-385 1287-1538" svg:viewBox="0 0 1288 1539">
          <text:p/>
        </draw:connector>
        <draw:connector draw:style-name="gr33" draw:text-style-name="P12" draw:layer="layout" draw:type="curve" svg:x1="14.338cm" svg:y1="13.612cm" svg:x2="10cm" svg:y2="13.25cm" draw:start-shape="id18" draw:start-glue-point="3" draw:end-shape="id19" draw:end-glue-point="1" svg:d="M14338 13612c-3253 0-1085-362-4338-362" svg:viewBox="0 0 4339 363">
          <text:p/>
        </draw:connector>
        <draw:connector draw:style-name="gr33" draw:text-style-name="P12" draw:layer="layout" draw:type="curve" svg:x1="14.338cm" svg:y1="13.612cm" svg:x2="10cm" svg:y2="11.484cm" draw:start-shape="id18" draw:start-glue-point="3" draw:end-shape="id20" draw:end-glue-point="1" svg:d="M14338 13612c-3253 0-1085-2128-4338-2128" svg:viewBox="0 0 4339 2129">
          <text:p/>
        </draw:connector>
        <draw:connector draw:style-name="gr34" draw:text-style-name="P12" draw:layer="layout" draw:type="curve" svg:x1="23.25cm" svg:y1="16.8cm" svg:x2="19.138cm" svg:y2="13.612cm" draw:start-shape="id15" draw:start-glue-point="0" draw:end-shape="id18" draw:end-glue-point="1" svg:d="M23250 16800c0-2126-1370-3188-4112-3188" svg:viewBox="0 0 4113 3189">
          <text:p/>
        </draw:connector>
        <draw:frame draw:style-name="gr37" draw:text-style-name="P10" draw:layer="layout" svg:width="2.8cm" svg:height="0.4cm" svg:x="20cm" svg:y="15cm">
          <draw:text-box>
            <text:p><text:span text:style-name="T2">Wake CM4, SD file data</text:span></text:p>
          </draw:text-box>
        </draw:frame>
        <draw:connector draw:style-name="gr34" draw:text-style-name="P12" draw:layer="layout" draw:type="curve" svg:x1="16.738cm" svg:y1="11.262cm" svg:x2="11.75cm" svg:y2="10.1cm" draw:start-shape="id18" draw:start-glue-point="0" draw:end-shape="id12" draw:end-glue-point="2" svg:d="M16738 11262c0-871-4988-291-4988-1162" svg:viewBox="0 0 4989 1163">
          <text:p/>
        </draw:connector>
        <draw:connector draw:style-name="gr33" draw:text-style-name="P12" draw:layer="layout" draw:type="curve" svg:x1="26.05cm" svg:y1="11.4cm" svg:x2="27.25cm" svg:y2="11.4cm" draw:start-shape="id8" draw:start-glue-point="1" draw:end-shape="id10" draw:end-glue-point="3" svg:d="M26050 11400h1200" svg:viewBox="0 0 1201 1">
          <text:p/>
        </draw:connector>
        <draw:connector draw:style-name="gr34" draw:text-style-name="P12" draw:layer="layout" draw:type="curve" svg:x1="16.738cm" svg:y1="11.262cm" svg:x2="17.4cm" svg:y2="8.75cm" draw:start-shape="id18" draw:start-glue-point="0" draw:end-shape="id21" draw:end-glue-point="3" svg:d="M16738 11262c0-1675 220-2512 662-2512" svg:viewBox="0 0 663 2513">
          <text:p/>
        </draw:connector>
        <draw:connector draw:style-name="gr33" draw:text-style-name="P12" draw:layer="layout" draw:type="curve" svg:x1="23.25cm" svg:y1="16.8cm" svg:x2="24.7cm" svg:y2="12.1cm" draw:start-shape="id15" draw:start-glue-point="0" draw:end-shape="id8" draw:end-glue-point="2" svg:d="M23250 16800c0-3525 1450-1175 1450-4700" svg:viewBox="0 0 1451 4701">
          <text:p/>
        </draw:connector>
        <draw:connector draw:style-name="gr33" draw:text-style-name="P12" draw:layer="layout" draw:type="curve" svg:x1="19.138cm" svg:y1="13.612cm" svg:x2="23.35cm" svg:y2="11.4cm" draw:start-shape="id18" draw:start-glue-point="1" draw:end-shape="id8" draw:end-glue-point="3" svg:d="M19138 13612c3159 0 1053-2212 4212-2212" svg:viewBox="0 0 4213 2213">
          <text:p/>
        </draw:connector>
        <draw:frame draw:style-name="gr38" draw:text-style-name="P10" draw:layer="layout" svg:width="7.1cm" svg:height="1.5cm" svg:x="31.7cm" svg:y="5.5cm">
          <draw:text-box>
            <text:p><text:span text:style-name="T2">All 4 Picos (Keyboard, Support and the optional 2 in the display PCB) can be programmed by the CM4 via SWD. The 2 SWD line (clock and data) will be switched one of four ways by a MUX.</text:span></text:p>
          </draw:text-box>
        </draw:frame>
        <draw:frame draw:style-name="gr39" draw:text-style-name="P10" draw:layer="layout" svg:width="7.1cm" svg:height="5.8cm" svg:x="31.4cm" svg:y="17.1cm">
          <draw:text-box>
            <text:p><text:span text:style-name="T2">The keyboard (KB) Pico will act as a standard USB keyboard for the CM4.</text:span></text:p>
            <text:p><text:span text:style-name="T2"/></text:p>
            <text:p><text:span text:style-name="T2">Additionally there will be some sort of main power switch linked to the double shift keys. When double shift is pressed, the keyboard (KB) Pico will wake up the support Pico using a single GPIO. The support Pico can then act as necessary, either waking up the side display(s), and/or the CM4, or going back to sleep. The smarts for waking the whole system up are in the support Pico.</text:span></text:p>
            <text:p><text:span text:style-name="T2"/></text:p>
            <text:p><text:span text:style-name="T2">The support Pico can also be woken by the RTC in the same way. The CM4’s watchdog will therefore be via the support Pico.</text:span></text:p>
          </draw:text-box>
        </draw:frame>
        <draw:connector draw:style-name="gr33" draw:text-style-name="P12" draw:layer="layout" draw:type="curve" svg:x1="28.25cm" svg:y1="16.6cm" svg:x2="25.4cm" svg:y2="17.5cm" draw:start-shape="id3" draw:start-glue-point="0" draw:end-shape="id15" draw:end-glue-point="1" svg:d="M28250 16600c0-751-1150-627-1657-214s-368 1114-1193 1114" svg:viewBox="0 0 2851 1445">
          <text:p/>
        </draw:connector>
        <draw:frame draw:style-name="gr40" draw:text-style-name="P13" draw:layer="layout" svg:width="2cm" svg:height="0.6cm" svg:x="25.4cm" svg:y="15.6cm">
          <draw:text-box>
            <text:p><text:span text:style-name="T10">Keypresses</text:span></text:p>
          </draw:text-box>
        </draw:frame>
        <draw:connector draw:style-name="gr33" draw:text-style-name="P12" draw:layer="layout" draw:type="curve" svg:x1="17.4cm" svg:y1="8.75cm" svg:x2="17.6cm" svg:y2="5.7cm" draw:start-shape="id21" draw:start-glue-point="3" draw:end-shape="id22" svg:d="M17400 8750c-751 0-851-3050 200-3050" svg:viewBox="0 0 777 3051">
          <text:p/>
        </draw:connector>
        <draw:custom-shape draw:style-name="gr41" draw:text-style-name="P15" xml:id="id23" draw:id="id23" draw:layer="layout" svg:width="1.8cm" svg:height="1.2cm" svg:x="19.4cm" svg:y="9.6cm">
          <text:p text:style-name="P14"><text:span text:style-name="T11">MUX</text:span></text:p>
          <draw:enhanced-geometry svg:viewBox="0 0 21600 21600" draw:type="rectangle" draw:enhanced-path="M 0 0 L 21600 0 21600 21600 0 21600 0 0 Z N"/>
        </draw:custom-shape>
        <draw:connector draw:style-name="gr42" draw:text-style-name="P12" draw:layer="layout" draw:type="curve" svg:x1="16.738cm" svg:y1="11.262cm" svg:x2="19.4cm" svg:y2="10.2cm" draw:start-shape="id18" draw:start-glue-point="0" draw:end-shape="id23" draw:end-glue-point="3" svg:d="M16738 11262c0-708 887-1062 2662-1062" svg:viewBox="0 0 2663 1063">
          <text:p/>
        </draw:connector>
        <draw:frame draw:style-name="gr23" draw:text-style-name="P13" draw:layer="layout" svg:width="1cm" svg:height="0.5cm" svg:x="17.6cm" svg:y="10.3cm">
          <draw:text-box>
            <text:p><text:span text:style-name="T10">SWD</text:span></text:p>
          </draw:text-box>
        </draw:frame>
        <draw:connector draw:style-name="gr42" draw:text-style-name="P12" draw:layer="layout" draw:type="curve" svg:x1="20.3cm" svg:y1="10.8cm" svg:x2="21.1cm" svg:y2="17.5cm" draw:start-shape="id23" draw:start-glue-point="2" draw:end-shape="id15" draw:end-glue-point="3" svg:d="M20300 10800c0 4467 266 6700 800 6700" svg:viewBox="0 0 801 6701">
          <text:p/>
        </draw:connector>
        <draw:connector draw:style-name="gr42" draw:text-style-name="P12" draw:layer="layout" draw:type="curve" svg:x1="20.3cm" svg:y1="10.8cm" svg:x2="26.5cm" svg:y2="17.45cm" draw:start-shape="id23" draw:start-glue-point="2" draw:end-shape="id17" draw:end-glue-point="0" svg:d="M20300 10800c0 4987 6200 1663 6200 6650" svg:viewBox="0 0 6201 6651">
          <text:p/>
        </draw:connector>
        <draw:connector draw:style-name="gr42" draw:text-style-name="P12" draw:layer="layout" draw:type="curve" svg:x1="20.3cm" svg:y1="10.8cm" svg:x2="23.35cm" svg:y2="11.4cm" draw:start-shape="id23" draw:start-glue-point="2" draw:end-shape="id8" draw:end-glue-point="3" svg:d="M20300 10800c0 400 1016 600 3050 600" svg:viewBox="0 0 3051 601">
          <text:p/>
        </draw:connector>
        <draw:connector draw:style-name="gr42" draw:text-style-name="P12" draw:layer="layout" draw:type="curve" svg:x1="20.3cm" svg:y1="10.8cm" svg:x2="28.6cm" svg:y2="10.7cm" draw:start-shape="id23" draw:start-glue-point="2" draw:end-shape="id10" draw:end-glue-point="0" svg:d="M20300 10800c0 751 3925 501 3925-50s4375-801 4375-50" svg:viewBox="0 0 8301 1041">
          <text:p/>
        </draw:connector>
        <draw:frame draw:style-name="gr23" draw:text-style-name="P13" draw:layer="layout" svg:width="1cm" svg:height="0.5cm" svg:x="19.5cm" svg:y="18cm">
          <draw:text-box>
            <text:p><text:span text:style-name="T10">Wake</text:span></text:p>
          </draw:text-box>
        </draw:frame>
        <draw:custom-shape draw:style-name="gr43" draw:text-style-name="P17" xml:id="id24" draw:id="id24" draw:layer="layout" svg:width="1.9cm" svg:height="1.4cm" svg:x="17.4cm" svg:y="16.5cm">
          <text:p text:style-name="P16"><text:span text:style-name="T12">SD Card</text:span></text:p>
          <text:p text:style-name="P16"><text:span text:style-name="T12">(Linux)</text:span></text:p>
          <draw:enhanced-geometry svg:viewBox="0 0 21600 21600" draw:type="rectangle" draw:enhanced-path="M 0 0 L 21600 0 21600 21600 0 21600 0 0 Z N"/>
        </draw:custom-shape>
        <draw:connector draw:style-name="gr44" draw:text-style-name="P12" draw:layer="layout" draw:type="curve" svg:x1="18.35cm" svg:y1="16.5cm" svg:x2="16.738cm" svg:y2="15.962cm" draw:start-shape="id24" draw:start-glue-point="0" draw:end-shape="id18" draw:end-glue-point="2" svg:d="M18350 16500c0-403-1612-135-1612-538" svg:viewBox="0 0 1613 539">
          <text:p/>
        </draw:connector>
        <draw:custom-shape draw:style-name="gr8" draw:text-style-name="P5" xml:id="id25" draw:id="id25" draw:layer="layout" svg:width="3.3cm" svg:height="1.3cm" svg:x="8.6cm" svg:y="15.4cm">
          <text:p text:style-name="P1"><text:span text:style-name="T1">Power Switch</text:span></text:p>
          <draw:enhanced-geometry svg:viewBox="0 0 21600 21600" draw:type="rectangle" draw:enhanced-path="M 0 0 L 21600 0 21600 21600 0 21600 0 0 Z N"/>
        </draw:custom-shape>
        <draw:connector draw:style-name="gr45" draw:text-style-name="P12" draw:layer="layout" draw:type="curve" svg:x1="28.25cm" svg:y1="16.6cm" svg:x2="11.9cm" svg:y2="16.05cm" draw:start-shape="id3" draw:start-glue-point="0" draw:end-shape="id25" draw:end-glue-point="1" svg:d="M28250 16600c0-367-5450-550-16350-550" svg:viewBox="0 0 16351 551">
          <text:p/>
        </draw:connector>
        <draw:custom-shape draw:style-name="gr46" draw:text-style-name="P5" draw:layer="layout" svg:width="0.5cm" svg:height="0.811cm" draw:transform="skewX (0.00610865238198016) rotate (0.00802851455917392) translate (9.7cm 16.704cm)">
          <text:p text:style-name="P1"><text:span text:style-name="T2">+5V</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5" draw:layer="layout" svg:width="0.5cm" svg:height="1.393cm" draw:transform="rotate (0.016929693744345) translate (20.976cm 18.208cm)">
          <text:p text:style-name="P1"><text:span text:style-name="T2">+5V</text:span></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5" draw:layer="layout" svg:width="0.5cm" svg:height="1.393cm" draw:transform="rotate (0.016929693744345) translate (29.676cm 18.307cm)">
          <text:p text:style-name="P1"><text:span text:style-name="T2">+5V</text:span></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5" draw:layer="layout" svg:width="0.5cm" svg:height="1.393cm" draw:transform="rotate (0.016929693744345) translate (30.376cm 12.508cm)">
          <text:p text:style-name="P1"><text:span text:style-name="T2">+5V</text:span></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5" draw:text-style-name="P12" draw:layer="layout" draw:type="curve" svg:x1="14.338cm" svg:y1="13.612cm" svg:x2="10.25cm" svg:y2="15.4cm" draw:start-shape="id18" draw:start-glue-point="3" draw:end-shape="id25" draw:end-glue-point="0" svg:d="M14338 13612c-2726 0-4088 596-4088 1788" svg:viewBox="0 0 4089 1789">
          <text:p/>
        </draw:connector>
        <draw:connector draw:style-name="gr45" draw:text-style-name="P12" draw:layer="layout" draw:type="curve" draw:line-skew="3.35cm" svg:x1="21.1cm" svg:y1="17.5cm" svg:x2="11.9cm" svg:y2="16.05cm" draw:start-shape="id15" draw:start-glue-point="3" draw:end-shape="id25" draw:end-glue-point="1" svg:d="M21100 17500c-1875 0 2725-1450-9200-1450" svg:viewBox="0 0 9201 1451">
          <text:p/>
        </draw:connector>
        <draw:connector draw:style-name="gr45" draw:text-style-name="P12" draw:layer="layout" draw:type="curve" svg:x1="18.2cm" svg:y1="19.3cm" svg:x2="10.25cm" svg:y2="16.7cm" draw:start-shape="id16" draw:start-glue-point="3" draw:end-shape="id25" draw:end-glue-point="2" svg:d="M18200 19300c-5300 0-7950-866-7950-2600" svg:viewBox="0 0 7951 260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7-24T13:07:23.760167949</dc:date>
    <meta:editing-duration>PT18H52M36S</meta:editing-duration>
    <meta:editing-cycles>72</meta:editing-cycles>
    <meta:generator>LibreOffice/7.3.7.2$Linux_X86_64 LibreOffice_project/30$Build-2</meta:generator>
    <meta:document-statistic meta:object-count="85"/>
  </office:meta>
</office:document-meta>
</file>